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3da" officeooo:paragraph-rsid="000953da"/>
    </style:style>
    <style:style style:name="P2" style:family="paragraph" style:parent-style-name="Standard">
      <style:text-properties fo:font-weight="bold" officeooo:rsid="000953da" officeooo:paragraph-rsid="000953da" style:font-weight-asian="bold" style:font-weight-complex="bold"/>
    </style:style>
    <style:style style:name="P3" style:family="paragraph" style:parent-style-name="Standard">
      <style:text-properties officeooo:rsid="000b90d6" officeooo:paragraph-rsid="000b90d6"/>
    </style:style>
    <style:style style:name="T1" style:family="text">
      <style:text-properties officeooo:rsid="00095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s that were on the frontpage</text:p>
      <text:p text:style-name="Standard"><text:a xlink:type="simple" xlink:href="https://pan-learning.org/moodle/my/" text:style-name="Internet_20_link" text:visited-style-name="Visited_20_Internet_20_Link"/></text:p>
      <text:p text:style-name="P1">Courses (Science cases also seemed to link to courses)</text:p>
      <text:p text:style-name="Standard"><text:a xlink:type="simple" xlink:href="https://pan-learning.org/moodle/my/" text:style-name="Internet_20_link" text:visited-style-name="Visited_20_Internet_20_Link">https://pan-learning.org/moodle/my/</text:a> <text:span text:style-name="T1">(Dashboard) </text:span></text:p>
      <text:p text:style-name="Standard"><text:a xlink:type="simple" xlink:href="https://pan-learning.org/moodle/course/view.php?id=24" text:style-name="Internet_20_link" text:visited-style-name="Visited_20_Internet_20_Link">https://pan-learning.org/moodle/course/view.php?id=24</text:a> <text:s/><text:span text:style-name="T1">(</text:span>Materials science in the virtual neutron facility<text:span text:style-name="T1">)</text:span></text:p>
      <text:p text:style-name="Standard"><text:a xlink:type="simple" xlink:href="https://pan-learning.org/moodle/course/view.php?id=4" text:style-name="Internet_20_link" text:visited-style-name="Visited_20_Internet_20_Link">https://pan-learning.org/moodle/course/view.php?id=4</text:a> <text:s text:c="2"/><text:span text:style-name="T1">(Advanced topics in neutron scattering)</text:span></text:p>
      <text:p text:style-name="Standard"><text:a xlink:type="simple" xlink:href="https://pan-learning.org/moodle/course/view.php?id=21" text:style-name="Internet_20_link" text:visited-style-name="Visited_20_Internet_20_Link">https://pan-learning.org/moodle/course/view.php?id=21</text:a> <text:span text:style-name="T1">(Introduction to muon spin spectroscopy)</text:span></text:p>
      <text:p text:style-name="Standard"><text:a xlink:type="simple" xlink:href="https://pan-learning.org/moodle/course/view.php?id=6" text:style-name="Internet_20_link" text:visited-style-name="Visited_20_Internet_20_Link">https://pan-learning.org/moodle/course/view.php?id=6</text:a> <text:span text:style-name="T1">(Neutron Scattering Library)</text:span></text:p>
      <text:p text:style-name="Standard"><text:a xlink:type="simple" xlink:href="https://pan-learning.org/moodle/course/view.php?id=5" text:style-name="Internet_20_link" text:visited-style-name="Visited_20_Internet_20_Link">https://pan-learning.org/moodle/course/view.php?id=5</text:a> <text:span text:style-name="T1">(Introduction to neutron scattering)</text:span></text:p>
      <text:p text:style-name="Standard"/>
      <text:p text:style-name="P1">(The three tasters)</text:p>
      <text:p text:style-name="Standard"><text:a xlink:type="simple" xlink:href="https://pan-learning.org/wiki/index.php/Problem:Fourier_transform" text:style-name="Internet_20_link" text:visited-style-name="Visited_20_Internet_20_Link">https://pan-learning.org/wiki/index.php/Problem:Fourier_transform</text:a> <text:span text:style-name="T1">(Exercise taster)</text:span></text:p>
      <text:p text:style-name="Standard"><text:a xlink:type="simple" xlink:href="https://pan-learning.org/moodle/course/view.php?id=22" text:style-name="Internet_20_link" text:visited-style-name="Visited_20_Internet_20_Link">https://pan-learning.org/moodle/course/view.php?id=22</text:a> <text:span text:style-name="T1">(Quiz taster)</text:span></text:p>
      <text:p text:style-name="Standard"><text:a xlink:type="simple" xlink:href="https://sim.e-neutrons.esss.dk/static/data/pkwi_SANSsimple_20200322_121645/browse_log.html" text:style-name="Internet_20_link" text:visited-style-name="Visited_20_Internet_20_Link">https://sim.e-neutrons.esss.dk/static/data/pkwi_SANSsimple_20200322_121645/browse_log.html</text:a> <text:span text:style-name="T1">(simulation taster)</text:span></text:p>
      <text:p text:style-name="Standard"/>
      <text:p text:style-name="Standard"/>
      <text:p text:style-name="P3">Links to the sign up page and moodle login were available in the top navigation bar:</text:p>
      <text:p text:style-name="P3"><text:a xlink:type="simple" xlink:href="https://sim.e-neutrons.esss.dk/signup" text:style-name="Internet_20_link" text:visited-style-name="Visited_20_Internet_20_Link">https://sim.e-neutrons.esss.dk/signup</text:a></text:p>
      <text:p text:style-name="P3"><text:a xlink:type="simple" xlink:href="https://pan-learning.org/moodle/" text:style-name="Internet_20_link" text:visited-style-name="Visited_20_Internet_20_Link">https://pan-learning.org/moodle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0:33:20.618844479</meta:creation-date>
    <meta:generator>LibreOffice/6.4.7.2$Linux_X86_64 LibreOffice_project/40$Build-2</meta:generator>
    <dc:date>2021-05-28T10:44:42.558551029</dc:date>
    <meta:editing-duration>PT9M20S</meta:editing-duration>
    <meta:editing-cycles>3</meta:editing-cycles>
    <meta:document-statistic meta:table-count="0" meta:image-count="0" meta:object-count="0" meta:page-count="1" meta:paragraph-count="15" meta:word-count="76" meta:character-count="1030" meta:non-whitespace-character-count="965"/>
  </office:meta>
</office:document-meta>
</file>